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12.46pt"/>
    </style:style>
    <style:style style:name="co2" style:family="table-column">
      <style:table-column-properties fo:break-before="auto" style:column-width="91.5pt"/>
    </style:style>
    <style:style style:name="co3" style:family="table-column">
      <style:table-column-properties fo:break-before="auto" style:column-width="78.24pt"/>
    </style:style>
    <style:style style:name="co4" style:family="table-column">
      <style:table-column-properties fo:break-before="auto" style:column-width="108.74pt"/>
    </style:style>
    <style:style style:name="co5" style:family="table-column">
      <style:table-column-properties fo:break-before="auto" style:column-width="138.25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5" table:default-cell-style-name="Default"/>
        <table:table-column table:style-name="co5" table:number-columns-repeated="4" table:default-cell-style-name="Default"/>
        <table:table-column table:style-name="co6" table:number-columns-repeated="1010" table:default-cell-style-name="Default"/>
        <table:table-row table:style-name="ro1">
          <table:table-cell table:style-name="ce1" office:value-type="string" calcext:value-type="string">
            <text:p>Algorithm</text:p>
          </table:table-cell>
          <table:table-cell table:style-name="ce1" office:value-type="string" calcext:value-type="string">
            <text:p>num_features</text:p>
          </table:table-cell>
          <table:table-cell table:style-name="ce1" office:value-type="string" calcext:value-type="string">
            <text:p>num_rows</text:p>
          </table:table-cell>
          <table:table-cell table:style-name="ce1" office:value-type="string" calcext:value-type="string">
            <text:p>time_to_fit (sec)</text:p>
          </table:table-cell>
          <table:table-cell table:style-name="ce1" office:value-type="string" calcext:value-type="string">
            <text:p>time_to_predict (sec)</text:p>
          </table:table-cell>
          <table:table-cell table:style-name="ce1" office:value-type="string" calcext:value-type="string">
            <text:p>TN</text:p>
          </table:table-cell>
          <table:table-cell table:style-name="ce1" office:value-type="string" calcext:value-type="string">
            <text:p>FN</text:p>
          </table:table-cell>
          <table:table-cell table:style-name="ce1" office:value-type="string" calcext:value-type="string">
            <text:p>FP</text:p>
          </table:table-cell>
          <table:table-cell table:style-name="ce1" office:value-type="string" calcext:value-type="string">
            <text:p>TP</text:p>
          </table:table-cell>
          <table:table-cell table:style-name="ce1" office:value-type="string" calcext:value-type="string">
            <text:p>accuracy</text:p>
          </table:table-cell>
          <table:table-cell table:style-name="ce1" office:value-type="string" calcext:value-type="string">
            <text:p>accuracy/ttf</text:p>
          </table:table-cell>
          <table:table-cell table:style-name="ce1" office:value-type="string" calcext:value-type="string">
            <text:p>accuracy/ttp</text:p>
          </table:table-cell>
          <table:table-cell table:number-columns-repeated="2"/>
          <table:table-cell table:style-name="ce1" table:number-columns-repeated="1010"/>
        </table:table-row>
        <table:table-row table:style-name="ro1">
          <table:table-cell office:value-type="string" calcext:value-type="string">
            <text:p>KneighborsClassifier(n_neighbors = 1)</text:p>
          </table:table-cell>
          <table:table-cell office:value-type="float" office:value="47" calcext:value-type="float">
            <text:p>47</text:p>
          </table:table-cell>
          <table:table-cell office:value-type="float" office:value="700000" calcext:value-type="float">
            <text:p>700000</text:p>
          </table:table-cell>
          <table:table-cell office:value-type="float" office:value="79000" calcext:value-type="float">
            <text:p>79000</text:p>
          </table:table-cell>
          <table:table-cell office:value-type="float" office:value="53800" calcext:value-type="float">
            <text:p>53800</text:p>
          </table:table-cell>
          <table:table-cell office:value-type="float" office:value="639191" calcext:value-type="float">
            <text:p>639191</text:p>
          </table:table-cell>
          <table:table-cell office:value-type="float" office:value="25586" calcext:value-type="float">
            <text:p>25586</text:p>
          </table:table-cell>
          <table:table-cell office:value-type="float" office:value="8060" calcext:value-type="float">
            <text:p>8060</text:p>
          </table:table-cell>
          <table:table-cell office:value-type="float" office:value="27163" calcext:value-type="float">
            <text:p>27163</text:p>
          </table:table-cell>
          <table:table-cell table:formula="of:=([.F2] + [.I2])/(SUM([.F2:.I2]))" office:value-type="float" office:value="0.951934285714286" calcext:value-type="float">
            <text:p>0.951934285714286</text:p>
          </table:table-cell>
          <table:table-cell table:formula="of:=([.J2]/[.D2])" office:value-type="float" office:value="0.000012049801084991" calcext:value-type="float">
            <text:p>1.2049801084991E-05</text:p>
          </table:table-cell>
          <table:table-cell table:formula="of:=([.J2]/[.E2])" office:value-type="float" office:value="0.0000176939458311206" calcext:value-type="float">
            <text:p>1.76939458311206E-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KneighborsClassifier(n_neighbors = 1)</text:p>
          </table:table-cell>
          <table:table-cell office:value-type="float" office:value="2" calcext:value-type="float">
            <text:p>2</text:p>
          </table:table-cell>
          <table:table-cell office:value-type="float" office:value="700000" calcext:value-type="float">
            <text:p>700000</text:p>
          </table:table-cell>
          <table:table-cell office:value-type="float" office:value="79000" calcext:value-type="float">
            <text:p>79000</text:p>
          </table:table-cell>
          <table:table-cell office:value-type="float" office:value="53800" calcext:value-type="float">
            <text:p>53800</text:p>
          </table:table-cell>
          <table:table-cell office:value-type="float" office:value="639191" calcext:value-type="float">
            <text:p>639191</text:p>
          </table:table-cell>
          <table:table-cell office:value-type="float" office:value="25586" calcext:value-type="float">
            <text:p>25586</text:p>
          </table:table-cell>
          <table:table-cell office:value-type="float" office:value="8060" calcext:value-type="float">
            <text:p>8060</text:p>
          </table:table-cell>
          <table:table-cell office:value-type="float" office:value="27163" calcext:value-type="float">
            <text:p>27163</text:p>
          </table:table-cell>
          <table:table-cell table:formula="of:=([.F3] + [.I3])/(SUM([.F3:.I3]))" office:value-type="float" office:value="0.951934285714286" calcext:value-type="float">
            <text:p>0.951934285714286</text:p>
          </table:table-cell>
          <table:table-cell table:formula="of:=([.J3]/[.D3])" office:value-type="float" office:value="0.000012049801084991" calcext:value-type="float">
            <text:p>1.2049801084991E-05</text:p>
          </table:table-cell>
          <table:table-cell table:formula="of:=([.J3]/[.E3])" office:value-type="float" office:value="0.0000176939458311206" calcext:value-type="float">
            <text:p>1.76939458311206E-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GaussianNB()</text:p>
          </table:table-cell>
          <table:table-cell office:value-type="float" office:value="47" calcext:value-type="float">
            <text:p>47</text:p>
          </table:table-cell>
          <table:table-cell office:value-type="float" office:value="700000" calcext:value-type="float">
            <text:p>700000</text:p>
          </table:table-cell>
          <table:table-cell office:value-type="float" office:value="0.752" calcext:value-type="float">
            <text:p>0.752</text:p>
          </table:table-cell>
          <table:table-cell office:value-type="float" office:value="0.77" calcext:value-type="float">
            <text:p>0.77</text:p>
          </table:table-cell>
          <table:table-cell office:value-type="float" office:value="641671" calcext:value-type="float">
            <text:p>641671</text:p>
          </table:table-cell>
          <table:table-cell office:value-type="float" office:value="51709" calcext:value-type="float">
            <text:p>51709</text:p>
          </table:table-cell>
          <table:table-cell office:value-type="float" office:value="5580" calcext:value-type="float">
            <text:p>5580</text:p>
          </table:table-cell>
          <table:table-cell office:value-type="float" office:value="1040" calcext:value-type="float">
            <text:p>1040</text:p>
          </table:table-cell>
          <table:table-cell table:formula="of:=([.F4] + [.I4])/(SUM([.F4:.I4]))" office:value-type="float" office:value="0.918158571428571" calcext:value-type="float">
            <text:p>0.918158571428571</text:p>
          </table:table-cell>
          <table:table-cell table:formula="of:=([.J4]/[.D4])" office:value-type="float" office:value="1.22095554711246" calcext:value-type="float">
            <text:p>1.22095554711246</text:p>
          </table:table-cell>
          <table:table-cell table:formula="of:=([.J4]/[.E4])" office:value-type="float" office:value="1.19241372912801" calcext:value-type="float">
            <text:p>1.1924137291280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GaussianNB()</text:p>
          </table:table-cell>
          <table:table-cell office:value-type="float" office:value="2" calcext:value-type="float">
            <text:p>2</text:p>
          </table:table-cell>
          <table:table-cell office:value-type="float" office:value="700000" calcext:value-type="float">
            <text:p>700000</text:p>
          </table:table-cell>
          <table:table-cell office:value-type="float" office:value="0.073" calcext:value-type="float">
            <text:p>0.073</text:p>
          </table:table-cell>
          <table:table-cell office:value-type="float" office:value="0.039" calcext:value-type="float">
            <text:p>0.039</text:p>
          </table:table-cell>
          <table:table-cell office:value-type="float" office:value="637461" calcext:value-type="float">
            <text:p>637461</text:p>
          </table:table-cell>
          <table:table-cell office:value-type="float" office:value="0" calcext:value-type="float">
            <text:p>0</text:p>
          </table:table-cell>
          <table:table-cell office:value-type="float" office:value="9790" calcext:value-type="float">
            <text:p>9790</text:p>
          </table:table-cell>
          <table:table-cell office:value-type="float" office:value="52749" calcext:value-type="float">
            <text:p>52749</text:p>
          </table:table-cell>
          <table:table-cell table:formula="of:=([.F5] + [.I5])/(SUM([.F5:.I5]))" office:value-type="float" office:value="0.986014285714286" calcext:value-type="float">
            <text:p>0.986014285714286</text:p>
          </table:table-cell>
          <table:table-cell table:formula="of:=([.J5]/[.D5])" office:value-type="float" office:value="13.5070450097847" calcext:value-type="float">
            <text:p>13.5070450097847</text:p>
          </table:table-cell>
          <table:table-cell table:formula="of:=([.J5]/[.E5])" office:value-type="float" office:value="25.2824175824176" calcext:value-type="float">
            <text:p>25.282417582417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andomForestClassifier(max_depth = 2)</text:p>
          </table:table-cell>
          <table:table-cell office:value-type="float" office:value="47" calcext:value-type="float">
            <text:p>47</text:p>
          </table:table-cell>
          <table:table-cell office:value-type="float" office:value="700000" calcext:value-type="float">
            <text:p>700000</text:p>
          </table:table-cell>
          <table:table-cell office:value-type="float" office:value="4.666" calcext:value-type="float">
            <text:p>4.666</text:p>
          </table:table-cell>
          <table:table-cell office:value-type="float" office:value="0.472" calcext:value-type="float">
            <text:p>0.472</text:p>
          </table:table-cell>
          <table:table-cell office:value-type="float" office:value="639520" calcext:value-type="float">
            <text:p>639520</text:p>
          </table:table-cell>
          <table:table-cell office:value-type="float" office:value="278" calcext:value-type="float">
            <text:p>278</text:p>
          </table:table-cell>
          <table:table-cell office:value-type="float" office:value="7731" calcext:value-type="float">
            <text:p>7731</text:p>
          </table:table-cell>
          <table:table-cell office:value-type="float" office:value="52471" calcext:value-type="float">
            <text:p>52471</text:p>
          </table:table-cell>
          <table:table-cell table:formula="of:=([.F6] + [.I6])/(SUM([.F6:.I6]))" office:value-type="float" office:value="0.988558571428571" calcext:value-type="float">
            <text:p>0.988558571428571</text:p>
          </table:table-cell>
          <table:table-cell table:formula="of:=([.J6]/[.D6])" office:value-type="float" office:value="0.211864245912681" calcext:value-type="float">
            <text:p>0.211864245912681</text:p>
          </table:table-cell>
          <table:table-cell table:formula="of:=([.J6]/[.E6])" office:value-type="float" office:value="2.09440375302663" calcext:value-type="float">
            <text:p>2.0944037530266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andomForestClassifier(max_depth = 2)</text:p>
          </table:table-cell>
          <table:table-cell office:value-type="float" office:value="2" calcext:value-type="float">
            <text:p>2</text:p>
          </table:table-cell>
          <table:table-cell office:value-type="float" office:value="700000" calcext:value-type="float">
            <text:p>700000</text:p>
          </table:table-cell>
          <table:table-cell office:value-type="float" office:value="0.902" calcext:value-type="float">
            <text:p>0.902</text:p>
          </table:table-cell>
          <table:table-cell office:value-type="float" office:value="0.192" calcext:value-type="float">
            <text:p>0.192</text:p>
          </table:table-cell>
          <table:table-cell office:value-type="float" office:value="639537" calcext:value-type="float">
            <text:p>639537</text:p>
          </table:table-cell>
          <table:table-cell office:value-type="float" office:value="284" calcext:value-type="float">
            <text:p>284</text:p>
          </table:table-cell>
          <table:table-cell office:value-type="float" office:value="7714" calcext:value-type="float">
            <text:p>7714</text:p>
          </table:table-cell>
          <table:table-cell office:value-type="float" office:value="52465" calcext:value-type="float">
            <text:p>52465</text:p>
          </table:table-cell>
          <table:table-cell table:formula="of:=([.F7] + [.I7])/(SUM([.F7:.I7]))" office:value-type="float" office:value="0.988574285714286" calcext:value-type="float">
            <text:p>0.988574285714286</text:p>
          </table:table-cell>
          <table:table-cell table:formula="of:=([.J7]/[.D7])" office:value-type="float" office:value="1.09598036110231" calcext:value-type="float">
            <text:p>1.09598036110231</text:p>
          </table:table-cell>
          <table:table-cell table:formula="of:=([.J7]/[.E7])" office:value-type="float" office:value="5.14882440476191" calcext:value-type="float">
            <text:p>5.14882440476191</text:p>
          </table:table-cell>
          <table:table-cell table:number-columns-repeated="10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ff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ffffff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ff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ffff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ffffff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ffffff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ffffff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ffffff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27">00/00/0000</text:date>, <text:time style:data-style-name="N2" text:time-value="02:56:03.22837824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1T15:37:33.877953020</meta:creation-date>
    <dc:date>2018-04-27T03:10:15.204508465</dc:date>
    <meta:editing-duration>PT1H14M33S</meta:editing-duration>
    <meta:editing-cycles>12</meta:editing-cycles>
    <meta:generator>LibreOffice/6.0.3.2$Linux_X86_64 LibreOffice_project/00m0$Build-2</meta:generator>
    <meta:document-statistic meta:table-count="1" meta:cell-count="84" meta:object-count="0"/>
  </office:meta>
</office:document-meta>
</file>